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323cm" style:rel-column-width="750*"/>
    </style:style>
    <style:style style:name="表6.B" style:family="table-column">
      <style:table-column-properties style:column-width="15.677cm" style:rel-column-width="888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0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3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color="#ff0000" fo:font-size="15pt" fo:background-color="#f4cccc"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language-asian="ja" style:country-asian="JP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9_X</text:span>--------------------------------------------------------------------</text:p>
      <text:p text:style-name="P10">res free# JVEMV6 41# 9_3 / 41. economics / 9. economic-forecast / 2020年4月28日17:06:56</text:p>
      <text:p text:style-name="P4"/>
      <text:p text:style-name="P4">[do] <text:span text:style-name="T4">#_ </text:span></text:p>
      <text:list xml:id="list8004803481314273656" text:style-name="L1">
        <text:list-item>
          <text:p text:style-name="P14">REVIEW </text:p>
        </text:list-item>
        <text:list-item>
          <text:p text:style-name="P14">TASK-1</text:p>
          <text:list>
            <text:list-item>
              <text:p text:style-name="P14">T-1.1 : graph</text:p>
              <text:list>
                <text:list-item>
                  <text:list>
                    <text:list-item>
                      <text:p text:style-name="P14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4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4">sheet : 1</text:p>
              <text:list>
                <text:list-item>
                  <text:p text:style-name="P14">半導体・フラットパネルディスプレイ製造装置</text:p>
                </text:list-item>
                <text:list-item>
                  <text:p text:style-name="P14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4"><text:soft-page-break/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48097508421826561" text:style-name="L2">
        <text:list-item>
          <text:p text:style-name="P15">TASK : ANY</text:p>
        </text:list-item>
      </text:list>
      <text:p text:style-name="P4">[further]</text:p>
      <text:p text:style-name="P9"><text:span text:style-name="T9"><text:line-break/></text:span><text:span text:style-name="T10">[/ XXX] 20200428_172904</text:span></text:p>
      <text:p text:style-name="P3"/>
      <text:p text:style-name="P8"/>
      <text:p text:style-name="P4"><text:span text:style-name="T1">9_</text:span><text:span text:style-name="T2">3</text:span>--------------------------------------------------------------------</text:p>
      <text:p text:style-name="P10">res free# JVEMV6 41# 9_4 / 41. economics / 9. economic-forecast / 20200430_131518</text:p>
      <text:p text:style-name="P4"/>
      <text:p text:style-name="P4">[do] <text:span text:style-name="T4">#_ </text:span></text:p>
      <text:list xml:id="list2639188506312490993" text:style-name="L3">
        <text:list-item>
          <text:p text:style-name="P16">REVIEW </text:p>
        </text:list-item>
        <text:list-item>
          <text:p text:style-name="P16">TASK-1</text:p>
          <text:list>
            <text:list-item>
              <text:list>
                <text:list-item>
                  <text:p text:style-name="P16">2019Q4 ==&gt; <text:span text:style-name="T11">指数が小さいもの、トップ１０ </text:span></text:p>
                </text:list-item>
                <text:list-item>
                  <text:p text:style-name="P16">==&gt; sheet “2” : b2015_gsq1j.ods</text:p>
                </text:list-item>
              </text:list>
            </text:list-item>
            <text:list-item>
              <text:p text:style-name="P16">T-1.1<text:span text:style-name="T11"> : 小さいもの</text:span></text:p>
              <text:list>
                <text:list-item>
                  <text:p text:style-name="P16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38457067" text:continue-numbering="true" text:style-name="L3">
        <text:list-item>
          <text:list>
            <text:list-item>
              <text:list>
                <text:list-item>
                  <text:p text:style-name="P16">graph</text:p>
                </text:list-item>
                <text:list-item>
                  <text:p text:style-name="P16"><text:soft-page-break/>FACTS</text:p>
                  <text:list>
                    <text:list-item>
                      <text:p text:style-name="P16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16">T-1.2</text:p>
              <text:list>
                <text:list-item>
                  <text:list>
                    <text:list-item>
                      <text:p text:style-name="P27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3844457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7"/>
                    </text:list-item>
                  </text:list>
                </text:list-item>
              </text:list>
            </text:list-item>
            <text:list-item>
              <text:p text:style-name="P27">T-1.3 : 小さいもの、「付加生産ウエイト」</text:p>
              <text:list>
                <text:list-item>
                  <text:p text:style-name="P27">sheet : “3”</text:p>
                </text:list-item>
              </text:list>
            </text:list-item>
          </text:list>
        </text:list-item>
        <text:list-item>
          <text:p text:style-name="P27">TASK-2 : q-2</text:p>
          <text:list>
            <text:list-item>
              <text:list>
                <text:list-item>
                  <text:p text:style-name="P16"/>
                </text:list-item>
                <text:list-item>
                  <text:p text:style-name="P16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6">T-2.1</text:p>
              <text:list>
                <text:list-item>
                  <text:p text:style-name="P16">search : “<text:span text:style-name="T11">日本 第3次産業 比率</text:span>”</text:p>
                </text:list-item>
                <text:list-item>
                  <text:p text:style-name="P16">search : “<text:span text:style-name="T11">日本 国勢調査 平成２７年</text:span>”</text:p>
                </text:list-item>
              </text:list>
            </text:list-item>
            <text:list-item>
              <text:p text:style-name="P16">FOUND</text:p>
              <text:list>
                <text:list-item>
                  <text:p text:style-name="P27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80088314761330964" text:style-name="L4">
        <text:list-item>
          <text:p text:style-name="P17">TASK : q-3</text:p>
        </text:list-item>
        <text:list-item>
          <text:p text:style-name="P17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><text:soft-page-break/>[further]</text:p>
      <text:list xml:id="list7258429396245699000" text:style-name="L5">
        <text:list-item>
          <text:p text:style-name="P18"/>
        </text:list-item>
      </text:list>
      <text:p text:style-name="P3"><text:line-break/><text:span text:style-name="T6">[/ XXX] 20200430_143431</text:span></text:p>
      <text:p text:style-name="P3"/>
      <text:p text:style-name="P8"/>
      <text:p text:style-name="P5"/>
      <text:p text:style-name="P4"><text:span text:style-name="T2">9_4</text:span>--------------------------------------------------------------------</text:p>
      <text:p text:style-name="P10">res free# JVEMV6 41# 9_5 / 41. economics / 9. economic-forecast / 20200918_213849</text:p>
      <text:p text:style-name="P5"/>
      <text:p text:style-name="P4">[do] <text:span text:style-name="T4">#_ </text:span></text:p>
      <text:list xml:id="list4428310417106759336" text:style-name="L6">
        <text:list-item>
          <text:p text:style-name="P19">REVIEW </text:p>
        </text:list-item>
        <text:list-item>
          <text:p text:style-name="P19">TASK-1 : W-1 ==&gt; 貿易収支 日本</text:p>
          <text:list>
            <text:list-item>
              <text:p text:style-name="P19">T-1.1</text:p>
              <text:list>
                <text:list-item>
                  <text:p text:style-name="P19">41#9.5_watch.ods : sheet “1”</text:p>
                </text:list-item>
                <text:list-item>
                  <text:p text:style-name="P19"/>
                </text:list-item>
                <text:list-item>
                  <text:p text:style-name="P19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3677492519748183066" text:style-name="L7">
        <text:list-item>
          <text:p text:style-name="P20">TASK<text:span text:style-name="T11"> : ANY</text:span></text:p>
        </text:list-item>
      </text:list>
      <text:p text:style-name="P4">[further]</text:p>
      <text:p text:style-name="P3"><text:line-break/><text:span text:style-name="T6">[/ XXX] 20200918_220325</text:span></text:p>
      <text:p text:style-name="P3"/>
      <text:p text:style-name="P8"/>
      <text:p text:style-name="P4"><text:span text:style-name="T2">9.5_1</text:span>--------------------------------------------------------------------</text:p>
      <text:p text:style-name="P10">[9.5_2]res free# JVEMV6 41# 9_5 / 41. economics / 9. economic-forecast / 5. watch / 20200919_182201</text:p>
      <text:p text:style-name="P7"/>
      <text:p text:style-name="P4">[do] <text:span text:style-name="T4">#_ </text:span></text:p>
      <text:list xml:id="list7544150446004948685" text:style-name="L8">
        <text:list-item>
          <text:p text:style-name="P21"><text:span text:style-name="T4">#_ </text:span>REVIEW 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4">C:\WORKS_2\WS\WS_Others.JVEMV6\JVEMV6\41_economics\9_economic-forecast\41#9.5_watch.ods</text:p>
          </table:table-cell>
        </table:table-row>
        <table:table-row>
          <table:table-cell table:style-name="表4.A2" office:value-type="string">
            <text:p text:style-name="P4">C:\WORKS_2\WS\WS_Others.JVEMV6\JVEMV6\41_economics\9_economic-forecast\41#9_economic-forecast.[admin].ods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</table:table>
      <text:list xml:id="list38436126" text:continue-numbering="true" text:style-name="L8">
        <text:list-item>
          <text:p text:style-name="P28">サービス収支 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4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5.A2" office:value-type="string">
            <text:p text:style-name="P4"/>
          </table:table-cell>
        </table:table-row>
      </table:table>
      <text:list xml:id="list38435104" text:continue-numbering="true" text:style-name="L8">
        <text:list-item>
          <text:list>
            <text:list-item>
              <text:p text:style-name="P21">steps</text:p>
              <text:list>
                <text:list-item>
                  <text:p text:style-name="P21"><text:soft-page-break/>select cells ==&gt; 2018.1 ~ 202<text:span text:style-name="T11">0.7</text:span></text:p>
                </text:list-item>
                <text:list-item>
                  <text:p text:style-name="P21"><text:span text:style-name="T11">sakura</text:span></text:p>
                  <text:list>
                    <text:list-item>
                      <text:p text:style-name="P21"><text:span text:style-name="T11">C/P</text:span></text:p>
                    </text:list-item>
                    <text:list-item>
                      <text:p text:style-name="P21"><text:span text:style-name="T11">replace</text:span></text:p>
                      <text:list>
                        <text:list-item>
                          <text:p text:style-name="P21"><text:span text:style-name="T11">“△ ” ==&gt; “-”</text:span></text:p>
                        </text:list-item>
                        <text:list-item>
                          <text:p text:style-name="P21"><text:span text:style-name="T11">“,” ==&gt; “” (blank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1">sheet</text:span></text:p>
                  <text:list>
                    <text:list-item>
                      <text:p text:style-name="P21"><text:span text:style-name="T11">insert ==&gt; new sheet</text:span></text:p>
                    </text:list-item>
                    <text:list-item>
                      <text:p text:style-name="P21"><text:span text:style-name="T11">numbers ==&gt; C/P</text:span></text:p>
                    </text:list-item>
                    <text:list-item>
                      <text:p text:style-name="P21"><text:span text:style-name="T11">list of year numbers ==&gt; C/P</text:span></text:p>
                    </text:list-item>
                    <text:list-item>
                      <text:p text:style-name="P21"><text:span text:style-name="T5">#_ </text:span><text:span text:style-name="T11">2019, 2020 data ==&gt; to other columns</text:span></text:p>
                    </text:list-item>
                    <text:list-item>
                      <text:p text:style-name="P21"><text:span text:style-name="T11">each column ==&gt; add name (year number)</text:span></text:p>
                    </text:list-item>
                    <text:list-item>
                      <text:p text:style-name="P21"><text:span text:style-name="T11">blank cells ==&gt; add “-”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11">result</text:span></text:p>
            </text:list-item>
            <text:list-item>
              <text:p text:style-name="P21"><draw:frame draw:style-name="fr1" draw:name="オブジェクト5" text:anchor-type="paragraph" svg:width="11.92cm" svg:height="6.70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1">obs</text:span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4"/>
          </table:table-cell>
          <table:table-cell table:style-name="表6.B1" office:value-type="string">
            <text:p text:style-name="P4">202<text:span text:style-name="T11">0年の、１－６月。前２年と違う月</text:span></text:p>
            <text:list xml:id="list8368486995331956679" text:style-name="L11">
              <text:list-item>
                <text:p text:style-name="P29">２月　=&gt;　減少</text:p>
              </text:list-item>
              <text:list-item>
                <text:p text:style-name="P29">３月　=&gt;　プラスではなく、ほぼ０</text:p>
              </text:list-item>
              <text:list-item>
                <text:p text:style-name="P29">５月　=&gt;　前年と異なり、マイナス。前々年よりも、大きく。</text:p>
              </text:list-item>
              <text:list-item>
                <text:p text:style-name="P29"><text:soft-page-break/>６月　=&gt;　前年と異なり、マイナス。しかし、前々年と、ほぼ同じ。</text:p>
              </text:list-item>
            </text:list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B2" office:value-type="string">
            <text:p text:style-name="P4"/>
          </table:table-cell>
        </table:table-row>
      </table:table>
      <text:list xml:id="list38436363" text:continue-list="list38435104" text:style-name="L8">
        <text:list-item>
          <text:list>
            <text:list-item>
              <text:p text:style-name="P21"/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1</text:p>
        </text:list-item>
      </text:list>
      <text:p text:style-name="P4"/>
      <text:p text:style-name="P4">[next]</text:p>
      <text:list xml:id="list9031772003460144662" text:style-name="L9">
        <text:list-item>
          <text:p text:style-name="P22">TASK-1</text:p>
          <text:list>
            <text:list-item>
              <text:p text:style-name="P30">前回の、貿易収支　=&gt;　もう一度、作成。期間＝２０１８年以降。</text:p>
            </text:list-item>
          </text:list>
        </text:list-item>
      </text:list>
      <text:p text:style-name="P4">[further]</text:p>
      <text:p text:style-name="P7"><text:line-break/><text:span text:style-name="T6">[/ XXX] 20200919_182143</text:span></text:p>
      <text:p text:style-name="P7"/>
      <text:p text:style-name="P7"/>
      <text:p text:style-name="P26"><text:span text:style-name="T14">@@@</text:span></text:p>
      <text:p text:style-name="P5"/>
      <text:p text:style-name="P4"><text:span text:style-name="T2">9.5_2</text:span>--------------------------------------------------------------------</text:p>
      <text:p text:style-name="P10">[9.5_3]res free# JVEMV6 41# 9_5 / 41. economics / 9. economic-forecast / 5. watch / XXX</text:p>
      <text:p text:style-name="P5"/>
      <text:p text:style-name="P4">[do] <text:span text:style-name="T4">#_ </text:span></text:p>
      <text:list xml:id="list8996312696902433040" text:style-name="L13">
        <text:list-item>
          <text:p text:style-name="P25">REVIEW </text:p>
        </text:list-item>
        <text:list-item>
          <text:p text:style-name="P25">TASK-1</text:p>
        </text:list-item>
      </text:list>
      <text:p text:style-name="P4"/>
      <text:p text:style-name="P4"><text:soft-page-break/>[next]</text:p>
      <text:list xml:id="list3519743598290764105" text:style-name="L12">
        <text:list-item>
          <text:p text:style-name="P24">TASK</text:p>
        </text:list-item>
      </text:list>
      <text:p text:style-name="P4">[further]</text:p>
      <text:p text:style-name="P7"><text:line-break/><text:span text:style-name="T6">[/ XXX] </text:span></text:p>
      <text:p text:style-name="P5"/>
      <text:p text:style-name="P5">----------------------------------------- [TEMPLATE] 20200428_171932</text:p>
      <text:p text:style-name="P4"><text:span text:style-name="T1">9_X</text:span>--------------------------------------------------------------------</text:p>
      <text:p text:style-name="P10">res free# JVEMV6 41# 9_X / 41. economics / 9. economic-forecast / XXX</text:p>
      <text:p text:style-name="P4"/>
      <text:p text:style-name="P4">[do] <text:span text:style-name="T4">#_ </text:span></text:p>
      <text:list xml:id="list38434993" text:continue-list="list8004803481314273656" text:style-name="L1">
        <text:list-item>
          <text:p text:style-name="P14">REVIEW </text:p>
        </text:list-item>
        <text:list-item>
          <text:p text:style-name="P14">TASK-1</text:p>
        </text:list-item>
      </text:list>
      <text:p text:style-name="P4"/>
      <text:p text:style-name="P4">[next]</text:p>
      <text:list xml:id="list5283347274475667052" text:style-name="L10">
        <text:list-item>
          <text:p text:style-name="P23">TASK</text:p>
        </text:list-item>
      </text:list>
      <text:p text:style-name="P4">[further]</text:p>
      <text:p text:style-name="P3"><text:line-break/><text:span text:style-name="T6">[/ XXX] </text:span></text:p>
      <text:p text:style-name="P3"/>
      <text:p text:style-name="P6"/>
      <text:p text:style-name="P4">/ <text:span text:style-name="T3">------------------------------- [TEMPLATE] 20200428_171932 /</text:span></text:p>
      <text:p text:style-name="P5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7">41# </text:span><text:span text:style-name="T7">9</text:span> : economic-forecast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12">C:\WORKS_2\WS\WS_Others.JVEMV6\JVEMV6\41_economics\9_economic-forecast\end_all.bat <text:s text:c="5"/><text:span text:style-name="T8">[9.5_2]res free# JVEMV6 41# 9_5 / 41. economics / 9. economic-forecast / 5. watch / 20200919_182201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0"/>
      <text:p text:style-name="P10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19T18:23:02.79</dc:date>
    <dc:creator>iwabuchi ken</dc:creator>
    <meta:editing-duration>PT2H22M1S</meta:editing-duration>
    <meta:editing-cycles>36</meta:editing-cycles>
    <meta:generator>OpenOffice/4.1.3$Win32 OpenOffice.org_project/413m1$Build-9783</meta:generator>
    <meta:document-statistic meta:table-count="6" meta:image-count="0" meta:object-count="5" meta:page-count="9" meta:paragraph-count="125" meta:word-count="754" meta:character-count="33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2cm" svg:height="6.704cm" xlink:href="." xlink:type="simple" chart:class="chart:bar" chart:style-name="ch1">
        <chart:legend chart:legend-position="end" svg:x="10.424cm" svg:y="2.516cm" style:legend-expansion="high" chart:style-name="ch2"/>
        <chart:plot-area chart:style-name="ch3" chart:data-source-has-labels="both" svg:x="0.688cm" svg:y="0.671cm" svg:width="9.26cm" svg:height="5.479cm">
          <chartooo:coordinate-region svg:x="1.786cm" svg:y="0.883cm" svg:width="8.09cm" svg:height="5.05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series chart:style-name="ch9" chart:values-cell-range-address="local-table.$D$2:.$D$13" chart:label-cell-address="local-table.$D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1392">
                <text:p>-1392</text:p>
              </table:table-cell>
              <table:table-cell office:value-type="float" office:value="-1516">
                <text:p>-1516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